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Script1" svg:font-family="'Segoe Script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05cm" table:align="left"/>
    </style:style>
    <style:style style:name="Πίνακας1.A" style:family="table-column">
      <style:table-column-properties style:column-width="1.887cm"/>
    </style:style>
    <style:style style:name="Πίνακας1.B" style:family="table-column">
      <style:table-column-properties style:column-width="1.889cm"/>
    </style:style>
    <style:style style:name="Πίνακας1.H" style:family="table-column">
      <style:table-column-properties style:column-width="2.683cm"/>
    </style:style>
    <style:style style:name="Πίνακας1.A1" style:family="table-cell">
      <style:table-cell-properties fo:background-color="#ff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Πίνακας1.H1" style:family="table-cell">
      <style:table-cell-properties fo:background-color="#ff6666" fo:padding="0.097cm" fo:border="0.05pt solid #000000">
        <style:background-image/>
      </style:table-cell-properties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none" fo:border-top="none" fo:border-bottom="0.05pt solid #000000"/>
    </style:style>
    <style:style style:name="Πίνακας1.C2" style:family="table-cell">
      <style:table-cell-properties fo:padding="0.097cm" fo:border-left="0.05pt solid #000000" fo:border-right="none" fo:border-top="none" fo:border-bottom="0.05pt solid #000000"/>
    </style:style>
    <style:style style:name="Πίνακας1.D2" style:family="table-cell">
      <style:table-cell-properties fo:padding="0.097cm" fo:border-left="0.05pt solid #000000" fo:border-right="none" fo:border-top="none" fo:border-bottom="0.05pt solid #000000"/>
    </style:style>
    <style:style style:name="Πίνακας1.E2" style:family="table-cell">
      <style:table-cell-properties fo:padding="0.097cm" fo:border-left="0.05pt solid #000000" fo:border-right="none" fo:border-top="none" fo:border-bottom="0.05pt solid #000000"/>
    </style:style>
    <style:style style:name="Πίνακας1.F2" style:family="table-cell">
      <style:table-cell-properties fo:padding="0.097cm" fo:border-left="0.05pt solid #000000" fo:border-right="none" fo:border-top="none" fo:border-bottom="0.05pt solid #000000"/>
    </style:style>
    <style:style style:name="Πίνακας1.G2" style:family="table-cell">
      <style:table-cell-properties fo:padding="0.097cm" fo:border-left="0.05pt solid #000000" fo:border-right="none" fo:border-top="none" fo:border-bottom="0.05pt solid #000000"/>
    </style:style>
    <style:style style:name="Πίνακας1.H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A3" style:family="table-cell">
      <style:table-cell-properties fo:padding="0.097cm" fo:border-left="0.05pt solid #000000" fo:border-right="none" fo:border-top="none" fo:border-bottom="0.05pt solid #000000"/>
    </style:style>
    <style:style style:name="Πίνακας1.B3" style:family="table-cell">
      <style:table-cell-properties fo:padding="0.097cm" fo:border-left="0.05pt solid #000000" fo:border-right="none" fo:border-top="none" fo:border-bottom="0.05pt solid #000000"/>
    </style:style>
    <style:style style:name="Πίνακας1.C3" style:family="table-cell">
      <style:table-cell-properties fo:padding="0.097cm" fo:border-left="0.05pt solid #000000" fo:border-right="none" fo:border-top="none" fo:border-bottom="0.05pt solid #000000"/>
    </style:style>
    <style:style style:name="Πίνακας1.D3" style:family="table-cell">
      <style:table-cell-properties fo:padding="0.097cm" fo:border-left="0.05pt solid #000000" fo:border-right="none" fo:border-top="none" fo:border-bottom="0.05pt solid #000000"/>
    </style:style>
    <style:style style:name="Πίνακας1.E3" style:family="table-cell">
      <style:table-cell-properties fo:padding="0.097cm" fo:border-left="0.05pt solid #000000" fo:border-right="none" fo:border-top="none" fo:border-bottom="0.05pt solid #000000"/>
    </style:style>
    <style:style style:name="Πίνακας1.F3" style:family="table-cell">
      <style:table-cell-properties fo:padding="0.097cm" fo:border-left="0.05pt solid #000000" fo:border-right="none" fo:border-top="none" fo:border-bottom="0.05pt solid #000000"/>
    </style:style>
    <style:style style:name="Πίνακας1.G3" style:family="table-cell">
      <style:table-cell-properties fo:padding="0.097cm" fo:border-left="0.05pt solid #000000" fo:border-right="none" fo:border-top="none" fo:border-bottom="0.05pt solid #000000"/>
    </style:style>
    <style:style style:name="Πίνακας1.H3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A4" style:family="table-cell">
      <style:table-cell-properties fo:padding="0.097cm" fo:border-left="0.05pt solid #000000" fo:border-right="none" fo:border-top="none" fo:border-bottom="0.05pt solid #000000"/>
    </style:style>
    <style:style style:name="Πίνακας1.B4" style:family="table-cell">
      <style:table-cell-properties fo:padding="0.097cm" fo:border-left="0.05pt solid #000000" fo:border-right="none" fo:border-top="none" fo:border-bottom="0.05pt solid #000000"/>
    </style:style>
    <style:style style:name="Πίνακας1.C4" style:family="table-cell">
      <style:table-cell-properties fo:padding="0.097cm" fo:border-left="0.05pt solid #000000" fo:border-right="none" fo:border-top="none" fo:border-bottom="0.05pt solid #000000"/>
    </style:style>
    <style:style style:name="Πίνακας1.D4" style:family="table-cell">
      <style:table-cell-properties fo:padding="0.097cm" fo:border-left="0.05pt solid #000000" fo:border-right="none" fo:border-top="none" fo:border-bottom="0.05pt solid #000000"/>
    </style:style>
    <style:style style:name="Πίνακας1.E4" style:family="table-cell">
      <style:table-cell-properties fo:padding="0.097cm" fo:border-left="0.05pt solid #000000" fo:border-right="none" fo:border-top="none" fo:border-bottom="0.05pt solid #000000"/>
    </style:style>
    <style:style style:name="Πίνακας1.F4" style:family="table-cell">
      <style:table-cell-properties fo:padding="0.097cm" fo:border-left="0.05pt solid #000000" fo:border-right="none" fo:border-top="none" fo:border-bottom="0.05pt solid #000000"/>
    </style:style>
    <style:style style:name="Πίνακας1.G4" style:family="table-cell">
      <style:table-cell-properties fo:padding="0.097cm" fo:border-left="0.05pt solid #000000" fo:border-right="none" fo:border-top="none" fo:border-bottom="0.05pt solid #000000"/>
    </style:style>
    <style:style style:name="Πίνακας1.H4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.A5" style:family="table-cell">
      <style:table-cell-properties fo:padding="0.097cm" fo:border-left="0.05pt solid #000000" fo:border-right="none" fo:border-top="none" fo:border-bottom="0.05pt solid #000000"/>
    </style:style>
    <style:style style:name="Πίνακας1.B5" style:family="table-cell">
      <style:table-cell-properties fo:padding="0.097cm" fo:border-left="0.05pt solid #000000" fo:border-right="none" fo:border-top="none" fo:border-bottom="0.05pt solid #000000"/>
    </style:style>
    <style:style style:name="Πίνακας1.C5" style:family="table-cell">
      <style:table-cell-properties fo:padding="0.097cm" fo:border-left="0.05pt solid #000000" fo:border-right="none" fo:border-top="none" fo:border-bottom="0.05pt solid #000000"/>
    </style:style>
    <style:style style:name="Πίνακας1.D5" style:family="table-cell">
      <style:table-cell-properties fo:padding="0.097cm" fo:border-left="0.05pt solid #000000" fo:border-right="none" fo:border-top="none" fo:border-bottom="0.05pt solid #000000"/>
    </style:style>
    <style:style style:name="Πίνακας1.E5" style:family="table-cell">
      <style:table-cell-properties fo:padding="0.097cm" fo:border-left="0.05pt solid #000000" fo:border-right="none" fo:border-top="none" fo:border-bottom="0.05pt solid #000000"/>
    </style:style>
    <style:style style:name="Πίνακας1.F5" style:family="table-cell">
      <style:table-cell-properties fo:padding="0.097cm" fo:border-left="0.05pt solid #000000" fo:border-right="none" fo:border-top="none" fo:border-bottom="0.05pt solid #000000"/>
    </style:style>
    <style:style style:name="Πίνακας1.G5" style:family="table-cell">
      <style:table-cell-properties fo:padding="0.097cm" fo:border-left="0.05pt solid #000000" fo:border-right="none" fo:border-top="none" fo:border-bottom="0.05pt solid #000000"/>
    </style:style>
    <style:style style:name="Πίνακας1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30000" style:font-name="Segoe Script" fo:font-size="14pt" fo:language="el" fo:country="GR" style:text-underline-style="none" fo:font-weight="normal" officeooo:rsid="00041c79" officeooo:paragraph-rsid="00041c7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30000" style:font-name="Segoe Script" fo:font-size="14pt" fo:language="el" fo:country="GR" style:text-underline-style="none" fo:font-weight="normal" officeooo:rsid="0006e75c" officeooo:paragraph-rsid="0006e75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0000" style:font-name="Segoe Script" fo:font-size="14pt" fo:language="el" fo:country="GR" style:text-underline-style="none" fo:font-weight="normal" officeooo:rsid="00071b91" officeooo:paragraph-rsid="00071b9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333333" style:font-name="Segoe Script" fo:font-size="20pt" fo:language="el" fo:country="GR" style:text-underline-style="solid" style:text-underline-width="auto" style:text-underline-color="font-color" fo:font-weight="normal" officeooo:rsid="00041c79" officeooo:paragraph-rsid="00041c79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none" fo:font-weight="normal" officeooo:rsid="00041c79" officeooo:paragraph-rsid="00041c7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none" fo:font-weight="normal" officeooo:rsid="00041c79" officeooo:paragraph-rsid="00051a2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none" fo:font-weight="normal" officeooo:rsid="00051a2a" officeooo:paragraph-rsid="00051a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none" fo:font-weight="normal" officeooo:rsid="00055b90" officeooo:paragraph-rsid="00055b9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none" fo:font-weight="normal" officeooo:rsid="0006e75c" officeooo:paragraph-rsid="0006e75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solid" style:text-underline-width="auto" style:text-underline-color="font-color" fo:font-weight="normal" officeooo:rsid="00055b90" officeooo:paragraph-rsid="00055b9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3333" style:font-name="Segoe Script" fo:font-size="14pt" fo:language="el" fo:country="GR" style:text-underline-style="solid" style:text-underline-width="auto" style:text-underline-color="font-color" fo:font-weight="normal" officeooo:rsid="0006e75c" officeooo:paragraph-rsid="0006e75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333333" style:font-name="Segoe Script" fo:font-size="14pt" fo:language="el" fo:country="GR" style:text-underline-style="solid" style:text-underline-width="auto" style:text-underline-color="font-color" fo:font-weight="normal" officeooo:rsid="0006e75c" officeooo:paragraph-rsid="0006e75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33333" style:font-name="Segoe Script" fo:font-size="12pt" fo:language="en" fo:country="US" style:text-underline-style="none" fo:font-weight="normal" officeooo:rsid="00071b91" officeooo:paragraph-rsid="00071b9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333333" style:font-name="Segoe Script" fo:font-size="12pt" fo:language="en" fo:country="US" style:text-underline-style="none" fo:font-weight="normal" officeooo:rsid="00071b91" officeooo:paragraph-rsid="00071b9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333333" style:font-name="Segoe Script" fo:font-size="12pt" fo:language="en" fo:country="US" style:text-underline-style="none" fo:font-weight="normal" officeooo:rsid="0007d4a1" officeooo:paragraph-rsid="0007d4a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33333" style:font-name="Segoe Script" fo:font-size="12pt" fo:language="en" fo:country="US" style:text-underline-style="none" fo:font-weight="normal" officeooo:rsid="0007d4a1" officeooo:paragraph-rsid="00094e0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33333" style:font-name="Segoe Script" fo:font-size="12pt" fo:language="en" fo:country="US" style:text-underline-style="none" fo:font-weight="normal" officeooo:rsid="000a687d" officeooo:paragraph-rsid="000a687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33333" style:font-name="Segoe Script" fo:font-size="12pt" fo:language="en" fo:country="US" fo:font-style="normal" style:text-underline-style="none" fo:font-weight="normal" officeooo:rsid="000a687d" officeooo:paragraph-rsid="000a687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color="#333333" style:font-name="Segoe Script" fo:font-size="12pt" fo:language="en" fo:country="US" fo:font-style="normal" style:text-underline-style="none" fo:font-weight="normal" officeooo:rsid="000a687d" officeooo:paragraph-rsid="000a687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71b91" officeooo:paragraph-rsid="00071b9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78e05" officeooo:paragraph-rsid="00078e0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78e05" officeooo:paragraph-rsid="0007d4a1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78e05" officeooo:paragraph-rsid="0007d4a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94e0e" officeooo:paragraph-rsid="00094e0e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94e0e" officeooo:paragraph-rsid="00094e0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a687d" officeooo:paragraph-rsid="000a687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style:text-underline-style="none" fo:font-weight="normal" officeooo:rsid="000b8178" officeooo:paragraph-rsid="000b817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fo:font-style="italic" style:text-underline-style="solid" style:text-underline-width="auto" style:text-underline-color="font-color" fo:font-weight="normal" officeooo:rsid="000a687d" officeooo:paragraph-rsid="000a687d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333333" style:font-name="Segoe Script" fo:font-size="12pt" fo:language="el" fo:country="GR" fo:font-style="normal" style:text-underline-style="none" fo:font-weight="normal" officeooo:rsid="000a687d" officeooo:paragraph-rsid="000a687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color="#333333" style:font-name="Segoe Script" fo:font-size="12pt" fo:language="el" fo:country="GR" fo:font-style="normal" style:text-underline-style="none" fo:font-weight="normal" officeooo:rsid="000a687d" officeooo:paragraph-rsid="000a687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color="#333333" style:font-name="Segoe Script" fo:font-size="12pt" fo:language="el" fo:country="GR" fo:font-style="normal" style:text-underline-style="none" fo:font-weight="normal" officeooo:rsid="000a687d" officeooo:paragraph-rsid="000a687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color="#333333" style:font-name="Segoe Script" fo:font-size="14pt" fo:language="en" fo:country="US" officeooo:rsid="00041c79" officeooo:paragraph-rsid="00041c79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333333" style:font-name="Segoe Script" fo:font-size="14pt" officeooo:rsid="00041c79" officeooo:paragraph-rsid="00041c79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1a2a"/>
    </style:style>
    <style:style style:name="T3" style:family="text">
      <style:text-properties fo:language="en" fo:country="US" officeooo:rsid="00041c79"/>
    </style:style>
    <style:style style:name="T4" style:family="text">
      <style:text-properties style:font-name="Segoe Script1"/>
    </style:style>
    <style:style style:name="T5" style:family="text">
      <style:text-properties style:font-name="Segoe Script1" officeooo:rsid="00051a2a"/>
    </style:style>
    <style:style style:name="T6" style:family="text">
      <style:text-properties style:font-name="Segoe Script1" fo:language="en" fo:country="US"/>
    </style:style>
    <style:style style:name="T7" style:family="text">
      <style:text-properties style:font-name="Segoe Script1" fo:font-size="26pt" fo:language="en" fo:country="US" style:font-size-asian="26pt" style:font-size-complex="26pt"/>
    </style:style>
    <style:style style:name="T8" style:family="text">
      <style:text-properties style:font-name="Segoe Script1" fo:font-size="14pt" fo:language="el" fo:country="GR" style:font-name-asian="Segoe Script1" style:font-size-asian="12.25pt" style:font-name-complex="Segoe Script1" style:font-size-complex="14pt"/>
    </style:style>
    <style:style style:name="T9" style:family="text">
      <style:text-properties style:font-name="Segoe Script1" fo:font-size="14pt" fo:language="el" fo:country="GR" officeooo:rsid="000b8178" style:font-name-asian="Segoe Script1" style:font-size-asian="12.25pt" style:font-name-complex="Segoe Script1" style:font-size-complex="14pt"/>
    </style:style>
    <style:style style:name="T10" style:family="text">
      <style:text-properties style:font-name="Segoe Script1" fo:font-size="14pt" fo:language="el" fo:country="GR" style:text-underline-style="solid" style:text-underline-width="auto" style:text-underline-color="font-color" officeooo:rsid="00094e0e" style:font-name-asian="Segoe Script1" style:font-size-asian="12.25pt" style:font-name-complex="Segoe Script1" style:font-size-complex="14pt"/>
    </style:style>
    <style:style style:name="T11" style:family="text">
      <style:text-properties style:font-name="Segoe Script1" fo:font-size="14pt" fo:language="el" fo:country="GR" style:font-size-asian="12.25pt" style:font-size-complex="14pt"/>
    </style:style>
    <style:style style:name="T12" style:family="text">
      <style:text-properties style:font-name="Segoe Script1" fo:font-size="14pt" style:font-size-asian="12.25pt" style:font-size-complex="14pt"/>
    </style:style>
    <style:style style:name="T13" style:family="text">
      <style:text-properties style:font-name="Segoe Script1" fo:font-size="14pt" style:font-name-asian="Segoe Script1" style:font-size-asian="12.25pt" style:font-name-complex="Segoe Script1" style:font-size-complex="14pt"/>
    </style:style>
    <style:style style:name="T14" style:family="text">
      <style:text-properties officeooo:rsid="00051a2a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041c79" style:font-size-asian="12.25pt" style:font-size-complex="14pt"/>
    </style:style>
    <style:style style:name="T17" style:family="text">
      <style:text-properties fo:font-size="14pt" fo:language="en" fo:country="US" style:font-size-asian="12.25pt" style:font-size-complex="14pt"/>
    </style:style>
    <style:style style:name="T18" style:family="text">
      <style:text-properties fo:font-size="14pt" fo:language="en" fo:country="US" officeooo:rsid="00041c79" style:font-size-asian="12.25pt" style:font-size-complex="14pt"/>
    </style:style>
    <style:style style:name="T19" style:family="text">
      <style:text-properties fo:font-size="14pt" fo:language="en" fo:country="US" style:font-size-asian="14pt" style:font-size-complex="14pt"/>
    </style:style>
    <style:style style:name="T20" style:family="text">
      <style:text-properties fo:font-size="14pt" fo:language="en" fo:country="US" officeooo:rsid="00041c79" style:font-name-asian="SimSun" style:font-size-asian="12.25pt" style:font-name-complex="Mangal" style:font-size-complex="14pt"/>
    </style:style>
    <style:style style:name="T21" style:family="text">
      <style:text-properties fo:font-size="14pt" fo:language="el" fo:country="GR" style:font-size-asian="12.25pt" style:font-size-complex="14pt"/>
    </style:style>
    <style:style style:name="T22" style:family="text">
      <style:text-properties fo:font-size="14pt" fo:language="el" fo:country="GR" style:font-name-asian="SimSun" style:font-size-asian="12.25pt" style:font-name-complex="Mangal" style:font-size-complex="14pt"/>
    </style:style>
    <style:style style:name="T23" style:family="text">
      <style:text-properties fo:font-size="14pt" fo:language="el" fo:country="GR" officeooo:rsid="000b8178" style:font-name-asian="SimSun" style:font-size-asian="12.25pt" style:font-name-complex="Mangal" style:font-size-complex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41c79" style:font-size-asian="14pt" style:font-size-complex="14pt"/>
    </style:style>
    <style:style style:name="T26" style:family="text">
      <style:text-properties fo:font-size="14pt" style:font-name-asian="SimSun" style:font-size-asian="12.25pt" style:font-name-complex="Mangal" style:font-size-complex="14pt"/>
    </style:style>
    <style:style style:name="T27" style:family="text">
      <style:text-properties fo:font-size="14pt" officeooo:rsid="00041c79" style:font-name-asian="SimSun" style:font-size-asian="12.25pt" style:font-name-complex="Mangal" style:font-size-complex="14pt"/>
    </style:style>
    <style:style style:name="T28" style:family="text">
      <style:text-properties fo:color="#996600"/>
    </style:style>
    <style:style style:name="T29" style:family="text">
      <style:text-properties fo:color="#333333"/>
    </style:style>
    <style:style style:name="T30" style:family="text">
      <style:text-properties fo:color="#333333" fo:language="en" fo:country="US" officeooo:rsid="00041c79"/>
    </style:style>
    <style:style style:name="T31" style:family="text">
      <style:text-properties fo:color="#006699"/>
    </style:style>
    <style:style style:name="T32" style:family="text">
      <style:text-properties fo:color="#006699" fo:font-size="14pt" fo:language="el" fo:country="GR" style:font-name-asian="SimSun" style:font-size-asian="12.25pt" style:font-name-complex="Mangal" style:font-size-complex="14pt"/>
    </style:style>
    <style:style style:name="T33" style:family="text">
      <style:text-properties fo:color="#006699" fo:font-size="14pt" fo:language="el" fo:country="GR" officeooo:rsid="00094e0e" style:font-name-asian="SimSun" style:font-size-asian="12.25pt" style:font-name-complex="Mangal" style:font-size-complex="14pt"/>
    </style:style>
    <style:style style:name="T34" style:family="text">
      <style:text-properties fo:color="#006699" fo:font-size="14pt" officeooo:rsid="00094e0e" style:font-name-asian="SimSun" style:font-size-asian="12.25pt" style:font-name-complex="Mangal" style:font-size-complex="14pt"/>
    </style:style>
    <style:style style:name="T35" style:family="text">
      <style:text-properties fo:color="#006699" style:font-name="Segoe Script1" fo:font-size="14pt" fo:language="en" fo:country="US" style:font-size-asian="12.25pt" style:font-size-complex="14pt"/>
    </style:style>
    <style:style style:name="T36" style:family="text">
      <style:text-properties fo:color="#006699" style:font-name="Segoe Script1" fo:font-size="14pt" style:font-size-asian="12.25pt" style:font-size-complex="14pt"/>
    </style:style>
    <style:style style:name="T37" style:family="text">
      <style:text-properties fo:color="#cc0000" fo:font-size="14pt" fo:language="el" fo:country="GR" style:font-name-asian="SimSun" style:font-size-asian="12.25pt" style:font-name-complex="Mangal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Τεχνητή Νοημοσύνη</text:p>
      <text:p text:style-name="P4"/>
      <table:table table:name="Πίνακας1" table:style-name="Πίνακας1">
        <table:table-column table:style-name="Πίνακας1.A"/>
        <table:table-column table:style-name="Πίνακας1.B" table:number-columns-repeated="6"/>
        <table:table-column table:style-name="Πίνακας1.H"/>
        <table:table-row>
          <table:table-cell table:style-name="Πίνακας1.A1" office:value-type="string">
            <text:p text:style-name="P32">X</text:p>
          </table:table-cell>
          <table:table-cell table:style-name="Πίνακας1.A1" office:value-type="string">
            <text:p text:style-name="P32">Y</text:p>
          </table:table-cell>
          <table:table-cell table:style-name="Πίνακας1.A1" office:value-type="string">
            <text:p text:style-name="P33">˥<text:span text:style-name="T1">X</text:span></text:p>
          </table:table-cell>
          <table:table-cell table:style-name="Πίνακας1.A1" office:value-type="string">
            <text:p text:style-name="P32">X^Y</text:p>
          </table:table-cell>
          <table:table-cell table:style-name="Πίνακας1.A1" office:value-type="string">
            <text:p text:style-name="P32">X˅Y</text:p>
          </table:table-cell>
          <table:table-cell table:style-name="Πίνακας1.A1" office:value-type="string">
            <text:p text:style-name="P32">X =&gt; Y</text:p>
          </table:table-cell>
          <table:table-cell table:style-name="Πίνακας1.A1" office:value-type="string">
            <text:p text:style-name="P32">Y =&gt; X</text:p>
          </table:table-cell>
          <table:table-cell table:style-name="Πίνακας1.H1" office:value-type="string">
            <text:p text:style-name="P32">X &lt;=&gt; Y</text:p>
          </table:table-cell>
        </table:table-row>
        <table:table-row>
          <table:table-cell table:style-name="Πίνακας1.A5" office:value-type="string">
            <text:p text:style-name="P32">A</text:p>
          </table:table-cell>
          <table:table-cell table:style-name="Πίνακας1.B2" office:value-type="string">
            <text:p text:style-name="P32">A</text:p>
          </table:table-cell>
          <table:table-cell table:style-name="Πίνακας1.C2" office:value-type="string">
            <text:p text:style-name="P33">Ψ</text:p>
          </table:table-cell>
          <table:table-cell table:style-name="Πίνακας1.D2" office:value-type="string">
            <text:p text:style-name="P33">Α</text:p>
          </table:table-cell>
          <table:table-cell table:style-name="Πίνακας1.E2" office:value-type="string">
            <text:p text:style-name="P33">Α</text:p>
          </table:table-cell>
          <table:table-cell table:style-name="Πίνακας1.F2" office:value-type="string">
            <text:p text:style-name="P33">Α</text:p>
          </table:table-cell>
          <table:table-cell table:style-name="Πίνακας1.G2" office:value-type="string">
            <text:p text:style-name="P33">Α</text:p>
          </table:table-cell>
          <table:table-cell table:style-name="Πίνακας1.H2" office:value-type="string">
            <text:p text:style-name="P33">Α</text:p>
          </table:table-cell>
        </table:table-row>
        <table:table-row>
          <table:table-cell table:style-name="Πίνακας1.A5" office:value-type="string">
            <text:p text:style-name="P33">Α</text:p>
          </table:table-cell>
          <table:table-cell table:style-name="Πίνακας1.B3" office:value-type="string">
            <text:p text:style-name="P33">Ψ</text:p>
          </table:table-cell>
          <table:table-cell table:style-name="Πίνακας1.C3" office:value-type="string">
            <text:p text:style-name="P33">Ψ</text:p>
          </table:table-cell>
          <table:table-cell table:style-name="Πίνακας1.D3" office:value-type="string">
            <text:p text:style-name="P33">Ψ</text:p>
          </table:table-cell>
          <table:table-cell table:style-name="Πίνακας1.E3" office:value-type="string">
            <text:p text:style-name="P33">Α</text:p>
          </table:table-cell>
          <table:table-cell table:style-name="Πίνακας1.F3" office:value-type="string">
            <text:p text:style-name="P33">Ψ</text:p>
          </table:table-cell>
          <table:table-cell table:style-name="Πίνακας1.G3" office:value-type="string">
            <text:p text:style-name="P33">Α</text:p>
          </table:table-cell>
          <table:table-cell table:style-name="Πίνακας1.H3" office:value-type="string">
            <text:p text:style-name="P33">Ψ</text:p>
          </table:table-cell>
        </table:table-row>
        <table:table-row>
          <table:table-cell table:style-name="Πίνακας1.A5" office:value-type="string">
            <text:p text:style-name="P33">Ψ</text:p>
          </table:table-cell>
          <table:table-cell table:style-name="Πίνακας1.B4" office:value-type="string">
            <text:p text:style-name="P33">Α</text:p>
          </table:table-cell>
          <table:table-cell table:style-name="Πίνακας1.C4" office:value-type="string">
            <text:p text:style-name="P33">Α</text:p>
          </table:table-cell>
          <table:table-cell table:style-name="Πίνακας1.D4" office:value-type="string">
            <text:p text:style-name="P33">Ψ</text:p>
          </table:table-cell>
          <table:table-cell table:style-name="Πίνακας1.E4" office:value-type="string">
            <text:p text:style-name="P33">Α</text:p>
          </table:table-cell>
          <table:table-cell table:style-name="Πίνακας1.F4" office:value-type="string">
            <text:p text:style-name="P33">Α</text:p>
          </table:table-cell>
          <table:table-cell table:style-name="Πίνακας1.G4" office:value-type="string">
            <text:p text:style-name="P33">Ψ</text:p>
          </table:table-cell>
          <table:table-cell table:style-name="Πίνακας1.H4" office:value-type="string">
            <text:p text:style-name="P33">Ψ</text:p>
          </table:table-cell>
        </table:table-row>
        <table:table-row>
          <table:table-cell table:style-name="Πίνακας1.A5" office:value-type="string">
            <text:p text:style-name="P33">Ψ</text:p>
          </table:table-cell>
          <table:table-cell table:style-name="Πίνακας1.B5" office:value-type="string">
            <text:p text:style-name="P33">Ψ</text:p>
          </table:table-cell>
          <table:table-cell table:style-name="Πίνακας1.C5" office:value-type="string">
            <text:p text:style-name="P33">Α</text:p>
          </table:table-cell>
          <table:table-cell table:style-name="Πίνακας1.D5" office:value-type="string">
            <text:p text:style-name="P33">Ψ</text:p>
          </table:table-cell>
          <table:table-cell table:style-name="Πίνακας1.E5" office:value-type="string">
            <text:p text:style-name="P33">Ψ</text:p>
          </table:table-cell>
          <table:table-cell table:style-name="Πίνακας1.F5" office:value-type="string">
            <text:p text:style-name="P33">Α</text:p>
          </table:table-cell>
          <table:table-cell table:style-name="Πίνακας1.G5" office:value-type="string">
            <text:p text:style-name="P33">Α</text:p>
          </table:table-cell>
          <table:table-cell table:style-name="Πίνακας1.H5" office:value-type="string">
            <text:p text:style-name="P33">Α</text:p>
          </table:table-cell>
        </table:table-row>
      </table:table>
      <text:p text:style-name="P5"/>
      <text:p text:style-name="P5"/>
      <text:p text:style-name="P5">Ισχύει ότι: </text:p>
      <text:p text:style-name="P5"><text:tab/>Χ^Υ ~ Υ^Χ</text:p>
      <text:p text:style-name="P5"><text:tab/>Χ<text:span text:style-name="T4">˅</text:span>Υ ~ Υ<text:span text:style-name="T4">˅</text:span>Χ</text:p>
      <text:p text:style-name="P5"><text:tab/>Χ^Υ^Ζ ~ Χ^(Υ^Ζ)</text:p>
      <text:p text:style-name="P5"><text:tab/>Χ<text:span text:style-name="T4">˅</text:span>Υ<text:span text:style-name="T4">˅</text:span>Ζ ~ Χ<text:span text:style-name="T4">˅</text:span>(Υ<text:span text:style-name="T4">˅</text:span>Ζ)</text:p>
      <text:p text:style-name="P5"><text:tab/>Χ^(Υ<text:span text:style-name="T4">˅</text:span>Ζ) ~ (Χ^Υ)<text:span text:style-name="T4">˅(</text:span>Χ^Ζ)</text:p>
      <text:p text:style-name="P5"><text:tab/>Χ<text:span text:style-name="T4">˅</text:span>(Υ^Ζ) ~ <text:span text:style-name="T14">(Χ</text:span><text:span text:style-name="T5">˅</text:span><text:span text:style-name="T14">Υ) ^ (Χ</text:span><text:span text:style-name="T5">˅</text:span><text:span text:style-name="T14">Ζ)</text:span></text:p>
      <text:p text:style-name="P5"><text:tab/><text:span text:style-name="T14">(Χ</text:span><text:span text:style-name="T5">˅</text:span><text:span text:style-name="T14">Υ)</text:span><text:span text:style-name="T5">˅</text:span><text:span text:style-name="T14">Ζ ~ Χ</text:span><text:span text:style-name="T5">˅</text:span><text:span text:style-name="T14">(Υ</text:span><text:span text:style-name="T5">˅</text:span><text:span text:style-name="T14">Ζ)</text:span></text:p>
      <text:p text:style-name="P6"><text:tab/>˥<text:span text:style-name="T2">(</text:span><text:span text:style-name="T1">˥</text:span><text:span text:style-name="T2">X) ~ X</text:span></text:p>
      <text:p text:style-name="P6"><text:span text:style-name="T2"><text:tab/>X &lt;=&gt; Y ~ (X =&gt; Y) ^ (Y =&gt; X)</text:span></text:p>
      <text:p text:style-name="P6"/>
      <text:p text:style-name="P6"><text:span text:style-name="T2"/></text:p>
      <text:p text:style-name="P7"><text:span text:style-name="T1">Demorgan </text:span><text:span text:style-name="T7">{ </text:span><text:span text:style-name="T6"><text:s/></text:span><text:span text:style-name="T3">˥</text:span><text:span text:style-name="T1">(X</text:span><text:span text:style-name="T3">˅</text:span><text:span text:style-name="T1">Y) ~ </text:span><text:span text:style-name="T3">˥</text:span><text:span text:style-name="T1">X ^ </text:span><text:span text:style-name="T3">˥</text:span><text:span text:style-name="T1">Y &amp; </text:span><text:span text:style-name="T3">˥</text:span><text:span text:style-name="T1">(X^Y) ~ </text:span><text:span text:style-name="T3">˥</text:span><text:span text:style-name="T1">X</text:span><text:span text:style-name="T3">˅˥</text:span><text:span text:style-name="T1">Y </text:span></text:p>
      <text:p text:style-name="P7"/>
      <text:p text:style-name="P10">Χρυσός Κανόνας</text:p>
      <text:p text:style-name="P10"/>
      <text:p text:style-name="P8">Χ =&gt;Υ ~ (<text:span text:style-name="T3">˥</text:span>Χ)<text:span text:style-name="T3">˅</text:span>Υ</text:p>
      <text:p text:style-name="P8"/>
      <text:p text:style-name="P2"><text:span text:style-name="T29">Χ</text:span><text:span text:style-name="T30">˅˥</text:span><text:span text:style-name="T29">Χ ~ Πάντα αληθής</text:span> <text:span text:style-name="T31">//ταυτολογία</text:span></text:p>
      <text:p text:style-name="P2"><text:span text:style-name="T29">Χ^</text:span><text:span text:style-name="T30">˥</text:span><text:span text:style-name="T29">Χ ~ Πάντα ψευδής </text:span><text:span text:style-name="T31">//αντίφαση</text:span></text:p>
      <text:p text:style-name="P12"><text:soft-page-break/>Κανονική συζευκτική μορφή</text:p>
      <text:p text:style-name="P14">Conjunctive normal form</text:p>
      <text:p text:style-name="P14"/>
      <text:p text:style-name="P14"><text:span text:style-name="T24">(</text:span><text:span text:style-name="T25">˅˅˅</text:span><text:span text:style-name="T24">)^</text:span>(<text:span text:style-name="T16">˅˅˅</text:span><text:span text:style-name="T15">)^(</text:span><text:span text:style-name="T16">˅˅˅</text:span><text:span text:style-name="T15">)</text:span></text:p>
      <text:p text:style-name="P13"/>
      <text:p text:style-name="P20"><text:span text:style-name="T15">Α &lt;=&gt; (Β</text:span><text:span text:style-name="T18">˅</text:span><text:span text:style-name="T15">Γ)</text:span></text:p>
      <text:p text:style-name="P20"><text:span text:style-name="T15">(Α=&gt;(Β</text:span><text:span text:style-name="T18">˅</text:span><text:span text:style-name="T15">Γ))^(Β</text:span><text:span text:style-name="T18">˅</text:span><text:span text:style-name="T15">Γ=&gt;Α)</text:span></text:p>
      <text:p text:style-name="P20"><text:span text:style-name="T15">(</text:span><text:span text:style-name="T18">˥</text:span><text:span text:style-name="T15">Α</text:span><text:span text:style-name="T18">˅</text:span><text:span text:style-name="T17">(B</text:span><text:span text:style-name="T18">˅</text:span><text:span text:style-name="T15">Γ))^(</text:span><text:span text:style-name="T18">˥</text:span><text:span text:style-name="T15">(Β</text:span><text:span text:style-name="T18">˅</text:span><text:span text:style-name="T15">Γ)</text:span><text:span text:style-name="T18">˅</text:span><text:span text:style-name="T15">Α)</text:span></text:p>
      <text:p text:style-name="P20"><text:span text:style-name="T15">(</text:span><text:span text:style-name="T18">˥</text:span><text:span text:style-name="T15">Α</text:span><text:span text:style-name="T18">˅</text:span><text:span text:style-name="T15">Β</text:span><text:span text:style-name="T18">˅</text:span><text:span text:style-name="T15">Γ)^((</text:span><text:span text:style-name="T18">˥</text:span><text:span text:style-name="T15">Β^</text:span><text:span text:style-name="T18">˥</text:span><text:span text:style-name="T15">Γ)</text:span><text:span text:style-name="T18">˅</text:span><text:span text:style-name="T15">Α)</text:span></text:p>
      <text:p text:style-name="P21"><text:span text:style-name="T15">(</text:span><text:span text:style-name="T18">˥</text:span><text:span text:style-name="T15">Α</text:span><text:span text:style-name="T18">˅</text:span><text:span text:style-name="T15">Β</text:span><text:span text:style-name="T18">˅</text:span><text:span text:style-name="T15">Γ)^(</text:span><text:span text:style-name="T18">˥</text:span><text:span text:style-name="T15">Β</text:span><text:span text:style-name="T18">˅</text:span><text:span text:style-name="T15">Α)^(</text:span><text:span text:style-name="T18">˥</text:span><text:span text:style-name="T15">Γ</text:span><text:span text:style-name="T18">˅</text:span><text:span text:style-name="T15">Α)</text:span></text:p>
      <text:p text:style-name="P21"/>
      <text:list xml:id="list7574413329182698832" text:style-name="L1">
        <text:list-item>
          <text:p text:style-name="P23"><text:span text:style-name="T18">˥</text:span><text:span text:style-name="T15">Α</text:span><text:span text:style-name="T18">˅</text:span><text:span text:style-name="T15">Β</text:span><text:span text:style-name="T18">˅</text:span><text:span text:style-name="T15">Γ</text:span></text:p>
        </text:list-item>
        <text:list-item>
          <text:p text:style-name="P23"><text:span text:style-name="T18">˥</text:span><text:span text:style-name="T15">Β</text:span><text:span text:style-name="T18">˅</text:span><text:span text:style-name="T15">Α</text:span></text:p>
        </text:list-item>
        <text:list-item>
          <text:p text:style-name="P23"><text:span text:style-name="T18">˥</text:span><text:span text:style-name="T15">Γ</text:span><text:span text:style-name="T18">˅</text:span><text:span text:style-name="T15">Α</text:span></text:p>
        </text:list-item>
      </text:list>
      <text:p text:style-name="P22"/>
      <text:p text:style-name="P15"><text:span text:style-name="T15">Kowalski <text:s/></text:span><text:span text:style-name="T21">Β,Γ </text:span><text:span text:style-name="T8">←</text:span><text:span text:style-name="T22"> Α<text:tab/><text:tab/><text:tab/><text:tab/><text:tab/></text:span><text:span text:style-name="T32">//</text:span><text:span text:style-name="T33">Ότι έχει </text:span><text:span text:style-name="T34">not </text:span><text:span text:style-name="T33">πάει δεξιά</text:span></text:p>
      <text:p text:style-name="P15"><text:span text:style-name="T22"><text:tab/><text:tab/> <text:s/>Α </text:span><text:span text:style-name="T8">←</text:span><text:span text:style-name="T22"> Β </text:span></text:p>
      <text:p text:style-name="P16"><text:span text:style-name="T22"><text:tab/><text:tab/> <text:s/>Α </text:span><text:span text:style-name="T8">← Γ<text:tab/></text:span></text:p>
      <text:p text:style-name="P16"/>
      <text:p text:style-name="P16"><text:span text:style-name="T10">Κανόνες συμπερασμού</text:span><text:span text:style-name="T8"><text:tab/><text:tab/><text:tab/></text:span></text:p>
      <text:p text:style-name="P15"/>
      <text:p text:style-name="P15"/>
      <text:p text:style-name="P24"><text:span text:style-name="T15">1) τρόπος του θέτει (</text:span><text:span text:style-name="T17">Modus Pomens)</text:span></text:p>
      <text:p text:style-name="P24"/>
      <text:list xml:id="list6220130489449770194" text:style-name="L2">
        <text:list-item>
          <text:p text:style-name="P25"><text:span text:style-name="T17">X</text:span></text:p>
        </text:list-item>
        <text:list-item>
          <text:p text:style-name="P25"><text:span text:style-name="T19">X =&gt; Y</text:span><text:span text:style-name="T17"> <text:s/></text:span><text:span text:style-name="T35">//Y </text:span><text:span text:style-name="T36">αν ισχύει η πρόταση Χ ισχύει και η πρόταση Υ</text:span></text:p>
        </text:list-item>
      </text:list>
      <text:p text:style-name="P24"/>
      <text:p text:style-name="P26"><text:span text:style-name="T12">2) Απαλοιφή σύζευξης</text:span></text:p>
      <text:p text:style-name="P17"><text:span text:style-name="T12">P1^P2^P3^...Pn (</text:span><text:span text:style-name="T11">ξέρω ότι ισχύει)</text:span></text:p>
      <text:p text:style-name="P17"><text:span text:style-name="T11">Συμπεραίνω ότι οποιαδήποτε από τις προτάσεις </text:span><text:span text:style-name="T12">P1,P2,P3,...,Pn </text:span><text:span text:style-name="T11">είναι αλήθεια. <text:s/></text:span></text:p>
      <text:p text:style-name="P17"/>
      <text:p text:style-name="P17"/>
      <text:p text:style-name="P17"/>
      <text:p text:style-name="P17"><text:soft-page-break/><text:span text:style-name="T11">3) Εισαγωγή συζεύξεων</text:span></text:p>
      <text:p text:style-name="P17"><text:span text:style-name="T12">P1</text:span></text:p>
      <text:p text:style-name="P17"><text:span text:style-name="T12">P2</text:span></text:p>
      <text:p text:style-name="P17"><text:span text:style-name="T12">P3 <text:s text:c="7"/>P1^P2^P3^...^Pn</text:span></text:p>
      <text:p text:style-name="P17"><text:span text:style-name="T12">.</text:span></text:p>
      <text:p text:style-name="P17"><text:span text:style-name="T12">.</text:span></text:p>
      <text:p text:style-name="P17"><text:span text:style-name="T12">.</text:span></text:p>
      <text:p text:style-name="P17"><text:span text:style-name="T12">Pn</text:span></text:p>
      <text:p text:style-name="P17"/>
      <text:p text:style-name="P17"><text:span text:style-name="T12">4) </text:span><text:span text:style-name="T11">Εισαγωγή διαζεύξεων</text:span></text:p>
      <text:p text:style-name="P17"><text:span text:style-name="T12">P</text:span><text:span text:style-name="T11">1 } <text:s/></text:span><text:span text:style-name="T12">P1</text:span><text:span text:style-name="T16">˅</text:span><text:span text:style-name="T15">P2</text:span><text:span text:style-name="T16">˅</text:span><text:span text:style-name="T15">P3</text:span><text:span text:style-name="T16">˅...˅</text:span><text:span text:style-name="T15">Pn</text:span><text:span text:style-name="T11"> </text:span></text:p>
      <text:p text:style-name="P17"/>
      <text:p text:style-name="P17"><text:span text:style-name="T11">4) Αρχή της ανάλυσης (</text:span><text:span text:style-name="T12">Resolution)</text:span></text:p>
      <text:p text:style-name="P17"><text:span text:style-name="T12">P</text:span><text:span text:style-name="T16">˅</text:span><text:span text:style-name="T15">Q</text:span></text:p>
      <text:p text:style-name="P17"><text:tab/><text:tab/><text:span text:style-name="T4">}</text:span> <text:s/>P<text:span text:style-name="T16">˅</text:span><text:span text:style-name="T15">R</text:span></text:p>
      <text:p text:style-name="P17"><text:span text:style-name="T15">Q =&gt; R</text:span></text:p>
      <text:p text:style-name="P17"/>
      <text:p text:style-name="P17"><text:span text:style-name="T15">Kowalski </text:span></text:p>
      <text:p text:style-name="P17"><text:span text:style-name="T15">1. P,Q </text:span><text:span text:style-name="T13">←</text:span></text:p>
      <text:p text:style-name="P17"><text:span text:style-name="T26">2. </text:span><text:span text:style-name="T27">˥</text:span><text:span text:style-name="T26">Q</text:span><text:span text:style-name="T27">˅</text:span><text:span text:style-name="T26">R ~ R </text:span><text:span text:style-name="T13">←</text:span><text:span text:style-name="T26"> Q</text:span></text:p>
      <text:p text:style-name="P17"><text:span text:style-name="T26">3. P</text:span><text:span text:style-name="T27">˅</text:span><text:span text:style-name="T26">R ~ P,R </text:span><text:span text:style-name="T13">←</text:span></text:p>
      <text:p text:style-name="P17"/>
      <text:p text:style-name="P28"><text:span text:style-name="T26">π.χ.</text:span></text:p>
      <text:p text:style-name="P28"/>
      <text:list xml:id="list7186230231534299712" text:style-name="L3">
        <text:list-item>
          <text:p text:style-name="P30"><text:span text:style-name="T26">Αν έχει ομίχλη τότε υπάρχει κίνδυνος</text:span></text:p>
        </text:list-item>
        <text:list-item>
          <text:p text:style-name="P30"><text:span text:style-name="T26">Αν υπάρχει κίνδυνος απαιτείται χαμηλή μπαταρία</text:span></text:p>
        </text:list-item>
        <text:list-item>
          <text:p text:style-name="P30"><text:span text:style-name="T26">Έχει ομίχλη</text:span></text:p>
        </text:list-item>
        <text:list-item>
          <text:p text:style-name="P30"><text:span text:style-name="T26">Απαιτείται χαμηλή ταχύτητα</text:span></text:p>
        </text:list-item>
      </text:list>
      <text:p text:style-name="P29"/>
      <text:p text:style-name="P29"/>
      <text:list xml:id="list4354353189265478752" text:style-name="L4">
        <text:list-item>
          <text:p text:style-name="P31"><text:span text:style-name="T26">ομίχλη =&gt; κίνδυνος</text:span></text:p>
        </text:list-item>
        <text:list-item>
          <text:p text:style-name="P31"><text:span text:style-name="T26">κίνδυνος =&gt; χαμηλή ταχύτητα</text:span></text:p>
        </text:list-item>
        <text:list-item>
          <text:p text:style-name="P31"><text:span text:style-name="T26">ομίχλη</text:span></text:p>
        </text:list-item>
        <text:list-item>
          <text:p text:style-name="P31"><text:soft-page-break/><text:span text:style-name="T20">˥</text:span><text:span text:style-name="T26">ομίχλη </text:span><text:span text:style-name="T20">˅ </text:span><text:span text:style-name="T26">κίνδυνος</text:span></text:p>
        </text:list-item>
        <text:list-item>
          <text:p text:style-name="P31"><text:span text:style-name="T20">˥</text:span><text:span text:style-name="T26">κίνδυνος </text:span><text:span text:style-name="T20">˅ </text:span><text:span text:style-name="T26">χαμηλή ταχύτητα</text:span></text:p>
        </text:list-item>
      </text:list>
      <text:p text:style-name="P18"><text:span text:style-name="T26">Kowalski</text:span></text:p>
      <text:list xml:id="list7860605344938505082" text:style-name="L5">
        <text:list-item>
          <text:p text:style-name="P19"><text:span text:style-name="T26"><text:tab/></text:span><text:span text:style-name="T37">κίνδυνος</text:span><text:span text:style-name="T22"> </text:span><text:span text:style-name="T8">←</text:span><text:span text:style-name="T22"> </text:span><text:span text:style-name="T37">ομίχλη</text:span></text:p>
        </text:list-item>
        <text:list-item>
          <text:p text:style-name="P19"><text:span text:style-name="T22"><text:tab/>χαμηλή ταχύτητα </text:span><text:span text:style-name="T8">←</text:span><text:span text:style-name="T22"> </text:span><text:span text:style-name="T37">κίνδυνος</text:span></text:p>
        </text:list-item>
        <text:list-item>
          <text:p text:style-name="P19"><text:span text:style-name="T22"><text:tab/></text:span><text:span text:style-name="T37">ομίχλη</text:span><text:span text:style-name="T22"> </text:span><text:span text:style-name="T9">←</text:span></text:p>
        </text:list-item>
      </text:list>
      <text:p text:style-name="P17"/>
      <text:p text:style-name="P17"/>
      <text:p text:style-name="P27"><text:span text:style-name="T26">άρα χαμηλή ταχύτητα</text:span></text:p>
      <text:p text:style-name="P17"><text:span text:style-name="T12"/></text:p>
      <text:p text:style-name="P21"/>
      <text:p text:style-name="P21"><text:span text:style-name="T15"/></text:p>
      <text:p text:style-name="P20"><text:span text:style-name="T15"/></text:p>
      <text:p text:style-name="P11"/>
      <text:p text:style-name="P9"/>
      <text:p text:style-name="P3"><text:span text:style-name="T28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egoe Script1" svg:font-family="'Segoe Script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02:06:37.777000000</meta:creation-date>
    <dc:date>2015-02-20T03:15:57.138000000</dc:date>
    <meta:editing-duration>PT37M41S</meta:editing-duration>
    <meta:editing-cycles>9</meta:editing-cycles>
    <meta:generator>LibreOffice/4.3.5.2$Windows_x86 LibreOffice_project/3a87456aaa6a95c63eea1c1b3201acedf0751bd5</meta:generator>
    <meta:document-statistic meta:table-count="1" meta:image-count="0" meta:object-count="0" meta:page-count="4" meta:paragraph-count="110" meta:word-count="291" meta:character-count="1378" meta:non-whitespace-character-count="1165"/>
  </office:meta>
</office:document-meta>
</file>